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04963a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04963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831d8" officeooo:paragraph-rsid="0004963a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831d8" officeooo:paragraph-rsid="0004963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9c5ab" officeooo:paragraph-rsid="0004963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ba784" officeooo:paragraph-rsid="0004963a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1ea577e" officeooo:paragraph-rsid="0004963a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3bfc9" officeooo:paragraph-rsid="0004963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54b8a" officeooo:paragraph-rsid="0004963a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78b5f" officeooo:paragraph-rsid="0004963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d831d8" officeooo:paragraph-rsid="0004963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831d8" officeooo:paragraph-rsid="0004963a" style:font-size-asian="12pt" style:font-weight-asian="normal" style:font-size-complex="12pt" style:font-weight-complex="normal"/>
    </style:style>
    <style:style style:name="T1" style:family="text">
      <style:text-properties officeooo:rsid="014ba424"/>
    </style:style>
    <style:style style:name="T2" style:family="text">
      <style:text-properties officeooo:rsid="01ea577e"/>
    </style:style>
    <style:style style:name="T3" style:family="text">
      <style:text-properties officeooo:rsid="036810b3"/>
    </style:style>
    <style:style style:name="T4" style:family="text">
      <style:text-properties officeooo:rsid="00d831d8"/>
    </style:style>
    <style:style style:name="T5" style:family="text">
      <style:text-properties officeooo:rsid="014bc2ee"/>
    </style:style>
    <style:style style:name="T6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position="63% 58%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position="63% 58%"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officeooo:rsid="00d9c5ab"/>
    </style:style>
    <style:style style:name="T11" style:family="text">
      <style:text-properties officeooo:rsid="014d214d"/>
    </style:style>
    <style:style style:name="T12" style:family="text">
      <style:text-properties officeooo:rsid="0369382a"/>
    </style:style>
    <style:style style:name="T13" style:family="text">
      <style:text-properties officeooo:rsid="00e29949"/>
    </style:style>
    <style:style style:name="T14" style:family="text">
      <style:text-properties officeooo:rsid="00dd81e4"/>
    </style:style>
    <style:style style:name="T15" style:family="text">
      <style:text-properties officeooo:rsid="01ea6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8"/>
      <text:p text:style-name="P8">Бюро оказалось запертым, но потом пришла женщина с ключом и открыла. Я сказал, что ищу работу, а она ответила, что нужно подождать ещё одну работницу, которая скоро придёт.</text:p>
      <text:p text:style-name="P8">Недалеко от Бюро нашлось открытое молочное кафе. </text:p>
      <text:p text:style-name="P8">На остававшиеся копейки я купил большую бутылку молока, но выпил только половину. Над высоким стаканом из тонкого стекла я произнёс последнюю фразу Ромео:</text:p>
      <text:p text:style-name="P8">- Пью за тебя, любовь!</text:p>
      <text:p text:style-name="P8">И потом выпил.</text:p>
      <text:p text:style-name="P8">Когда я вернулся в Бюро, вторая работница то<text:span text:style-name="T1">ж</text:span>е уже пришла.</text:p>
      <text:p text:style-name="P8">Намётанным глазом я сразу определил, что она — это смерть, а та, что пришла первой — любовь.</text:p>
      <text:p text:style-name="P9">Смерть просмотрела мои документы и недовольно объявила, что я уже бывал в разводе, а любовь улыбнулась и сказала — ну, и что?</text:p>
      <text:p text:style-name="P9">Потом она вышла в другую комнату позвонить, а я остался с недовольной смертью, чем-то похожей на Ольгу. Возможно крашенными волосами, только длиннее.</text:p>
      <text:p text:style-name="P9">Вернувшаяся любовь сказала, что для меня нашлось место в одесском шахтоуправлении, мне надо пойти на площадь Полярников и встретиться с главным инженером и ещё передать ему, чтобы он прислал ей машину, а то она забыла сказать. </text:p>
      <text:p text:style-name="P9">Машину для Марии. Хорошо? </text:p>
      <text:p text:style-name="P9"/>
      <text:p text:style-name="P10">Главный инженер сказал, что в самом управлении мест нет, а есть только работа крепильщика на шахте, но у меня высшее образование. </text:p>
      <text:p text:style-name="P10">Я заверил, что оно не помешает и он повёз меня загород в кузове грузовика.</text:p>
      <text:p text:style-name="P10">Вместе со мной в кузове ехал высокий белый, но обшарпанный холодильник и две чёрные цепи, как от бензопилы, но намного длиннее. </text:p>
      <text:p text:style-name="P10">Они походили на змей и от тряски всё ближе подбирались ко мне по доскам пола <text:span text:style-name="T2">кузова</text:span>.</text:p>
      <text:p text:style-name="P10">В посёлке Вапнярка мы заехали на территорию производственного вида. </text:p>
      <text:p text:style-name="P10">Инженер сказал мне сбросить цепи и я швырнул проклятых змеищ через борт в глубокую лужу, хотя там было и сухое место.</text:p>
      <text:p text:style-name="P10">- Ты что творишь?!- крикнул главный, но я видел, что ему понравилась эта расправа.</text:p>
      <text:p text:style-name="P10">Водитель поволок утопленниц в раскрытую дверь склада.</text:p>
      <text:p text:style-name="P10">В другом месте посёлка мы сгрузили холодильник в один из дачных домиков <text:span text:style-name="T3">обнесённых</text:span> <text:span text:style-name="T3">невысоким </text:span>общим забором-<text:span text:style-name="T3">оградкой</text:span>. Главный воткнул его шнур в розетку для пробы и тот довольно заурчал.</text:p>
      <text:p text:style-name="P10">- Чуть не забыл, Мария просила прислать ей машину,- сказал я, хотя на самом деле всё время помнил, просто выбирал правильный момент.</text:p>
      <text:p text:style-name="P10">Главный показал <text:span text:style-name="T3">как пройти к</text:span> водопроводн<text:span text:style-name="T3">ому</text:span> кран<text:span text:style-name="T3">у</text:span> на улице. Я пошёл туда, скинул пиджак и вымыл руки по локоть, лицо и шею. </text:p>
      <text:p text:style-name="P10">С одной стороны <text:span text:style-name="T3">от меня </text:span>стояли два милиционера в офицерских погонах, с другой двое военных в общевойсковой форме и терпеливо ждали пока я плескаюсь, потому что я с главным <text:span text:style-name="T4">и после воды из этого крана никакая игла не прокусит мне шею.</text:span></text:p>
      <text:p text:style-name="P11">Я отошёл, утираясь сразу промокшим крошечным платочком.</text:p>
      <text:p text:style-name="P11">Грузовик снова выехал на шоссе и повёз меня дальше. </text:p>
      <text:p text:style-name="P11">Дорог<text:span text:style-name="T5">а</text:span> пошла резко вниз и справа открылось пустое пространство. Необозримое поле. </text:p>
      <text:p text:style-name="P11">Я не понимал что это такое, но через секунду оно пришло в движение и длинные невысокие волны с белыми гребешками побежали к берегу. </text:p>
      <text:p text:style-name="P11">Так это же море!</text:p>
      <text:p text:style-name="P11">Я достал блокнотик и, сверяясь с часами на руке, вписал рядом с задней обложкой:</text:p>
      <text:p text:style-name="P11"/>
      <text:p text:style-name="P11"><text:tab/><text:tab/><text:tab/>«20 июля 1979 г.</text:p>
      <text:p text:style-name="P11"><text:soft-page-break/><text:tab/><text:tab/><text:tab/>13 <text:span text:style-name="T6">30 </text:span><text:span text:style-name="T7">15</text:span></text:p>
      <text:p text:style-name="P12"><text:span text:style-name="T8"><text:tab/><text:tab/><text:tab/></text:span><text:span text:style-name="T9">Ира</text:span></text:p>
      <text:p text:style-name="P4"><text:tab/><text:tab/><text:tab/>Сергей</text:p>
      <text:p text:style-name="P4"><text:tab/><text:tab/><text:tab/>Лилиана»</text:p>
      <text:p text:style-name="P4"/>
      <text:p text:style-name="P4">Шоссе пошло вгору. Наверху подъёма грузовик свернул влево на грунтовку и через окраину посёлка выехал в поля, где дорога <text:span text:style-name="T3">пролегала</text:span> вдоль лесополосы, а через два километра, после длинного пологого спуска подвела к двум-трём строениям барачного типа, миновала их и ещё через сотню метров закончилась в широком котлован<text:span text:style-name="T10">е</text:span> с <text:span text:style-name="T3">пещерой-</text:span>туннелем <text:span text:style-name="T5">в</text:span> одной из стен, куда уходили рельсы узкоколейки мимо домика конторы шахты «Дофиновка».</text:p>
      <text:p text:style-name="P3"/>
      <text:p text:style-name="P5">В затенённой комнате стояли три стары<text:span text:style-name="T2">е</text:span> кресла с деревянными подлокотниками. </text:p>
      <text:p text:style-name="P5">В одном, спиной к шторам окна, сидел мастер шахты; лет сорока пяти, лысеватый, с усами.</text:p>
      <text:p text:style-name="P5">Из кресла напротив главный инженер со смехом рассказывал, как <text:span text:style-name="T11">я </text:span>сбросил цепных змей в воду.</text:p>
      <text:p text:style-name="P5">Мастер не раздел<text:span text:style-name="T11">и</text:span>л веселья по поводу моего промаха.</text:p>
      <text:p text:style-name="P5">Инженер послушно стих и по его настороженной уважительности к сидящему напротив было видно, кто тут на самом деле главный.</text:p>
      <text:p text:style-name="P5">Я сидел справа от мастера и, по его слову, протянул ему свой паспорт, малость стесняясь замызганности страниц.</text:p>
      <text:p text:style-name="P5">Он раскрыл книжицу и, не прикасаясь к страничкам, провёл над ними правой ладонью. Бумага на моих глазах просветлела и наполнилась жизнью, словно только что из типографии, даже <text:span text:style-name="T2">слегка лучилась</text:span> прозрачн<text:span text:style-name="T2">ым</text:span> сияние<text:span text:style-name="T2">м</text:span>. </text:p>
      <text:p text:style-name="P5">Мы с главным инженером заворожённо наблюдали, <text:s/>нам не дано творить чудес.</text:p>
      <text:p text:style-name="P5"><text:span text:style-name="T2">Т</text:span>еперь яснее ясного — <text:s/>кто здесь главнее.</text:p>
      <text:p text:style-name="P5">Похоже, я, таки, дошёл до самого главного.</text:p>
      <text:p text:style-name="P5"/>
      <text:p text:style-name="P5">Он давно покинул облака и принял вид мастера на неприметной шахте.</text:p>
      <text:p text:style-name="P5">Его имя? Нельзя поминать всуе, могу лишь поделиться, что отчеством он «Яковлевич».</text:p>
      <text:p text:style-name="P5">Я сказал, что все мои вещи пропали на автостанции и у меня совсем нет денег, а мне нужно позвонить жене — она волнуется.</text:p>
      <text:p text:style-name="P5">Главный инженер тут же протянул мне синюю пятирублёвку и сказал, что жить я буду в общежитии, что у въезда в котлован.</text:p>
      <text:p text:style-name="P5"><text:span text:style-name="T2">Мне не требовалось объяснений,</text:span> что и общежитие и шахта — это просто видимость <text:span text:style-name="T2">и нужно постоянно быть начеку</text:span>, поэтому <text:span text:style-name="T2">я </text:span>снял с купюры тёмную пушинку-метку и, <text:span text:style-name="T3">избавляясь, </text:span><text:s/>нежно положил её на подлокотник кресла.</text:p>
      <text:p text:style-name="P5"/>
      <text:p text:style-name="P6">Помимо <text:span text:style-name="T2">исполнения </text:span>своих непосредственных обязанностей — <text:span text:style-name="T2">сперва </text:span><text:s/>крепильщика, а затем помощника камнерезной машины,<text:span text:style-name="T2"> </text:span>не считая сопутствующих заданий — я <text:span text:style-name="T2">пребывал в напряжённом поиске </text:span>ответ<text:span text:style-name="T2">а</text:span>: что же скрывается за всей этой видимостью?</text:p>
      <text:p text:style-name="P6"><text:span text:style-name="T2">И</text:span>скал я <text:s/><text:span text:style-name="T2">его также </text:span>и в Одессе, <text:span text:style-name="T2">куда</text:span> нередко <text:span text:style-name="T2">наезжал</text:span>, чтобы звонить в Нежин по междугороднему телефону из переговорного пункта на улице Пушкинской.</text:p>
      <text:p text:style-name="P6">Откуда деньги? Занимал <text:span text:style-name="T11">в</text:span> общежитии до аванса или зарплаты у Славика Аксянова, или <text:span text:style-name="T11">у </text:span>его жены Люды.</text:p>
      <text:p text:style-name="P6"/>
      <text:p text:style-name="P6"><text:span text:style-name="T11">В, я</text:span>кобы, общежити<text:span text:style-name="T11">и</text:span>, <text:s/>из, якобы, <text:span text:style-name="T11">переоборудованной, якобы, </text:span>фермы <text:span text:style-name="T2">насчитывалось</text:span> четыре <text:span text:style-name="T12">жилые </text:span>комнаты по сторонам длинного — из конца в конец — коридора.</text:p>
      <text:p text:style-name="P6"><text:span text:style-name="T12">О</text:span>дн<text:span text:style-name="T12">у</text:span> <text:span text:style-name="T2">из </text:span>комнат <text:span text:style-name="T12">занимала</text:span> бездетная молодая семья Аксяновых, в другой <text:span text:style-name="T12">жила</text:span> <text:span text:style-name="T13">бессарабская семья</text:span> с годовалым ребёнком, в третьей пожилой одиночка-электрик и в четвёртой, откуда вынесли рацию, но оставили решётку, поселился я.</text:p>
      <text:p text:style-name="P6">Первым делом я снял решётку и выставил её в бурьян под окном, побелил стены и целый вечер бил на них несметное полчище вампиров-комаров скрученной в трубочку газетой.</text:p>
      <text:p text:style-name="P6"><text:soft-page-break/>Наутро Славик, с побитым видом, спросил что это я там делал весь вечер после ремонта.</text:p>
      <text:p text:style-name="P6">- Сафари,- кратко ответил я, не вдаваясь в подробности — вид у него и без того был слишком жалким.</text:p>
      <text:p text:style-name="P7">Остальные <text:s/><text:span text:style-name="T14">двери в коридоре были заперты, кроме первой направо от входа, где находился душ.</text:span></text:p>
      <text:p text:style-name="P6"><text:span text:style-name="T15">Р</text:span>аботников шахты по утрам привозил грузовик из Вапнярки и Новой Дофиновки.</text:p>
      <text:p text:style-name="P2">Подъезжая они гикали и свистели в кузове как черти, но сами себя называли махновцами.</text:p>
      <text:p text:style-name="P2"><text:span text:style-name="T15">Раз в два дня</text:span> они, п<text:span text:style-name="T11">á</text:span>рами, наполняли большой бак душа водой, которую <text:span text:style-name="T15">натаскивали</text:span> из неприметной будки, <text:span text:style-name="T15">скрывавшей за своими стенами</text:span> глубокий колодец с ведром на цепи <text:span text:style-name="T15">вокруг железного вала.</text:span>.</text:p>
      <text:p text:style-name="P2">Электрические тэны нагревали воду задолго до конца рабочей смены.</text:p>
      <text:p text:style-name="P2"/>
      <text:p text:style-name="P2">В стороне от барака-общежития, на поросшем бурьяном склоне стоял обит<text:span text:style-name="T15">ый</text:span> жестью <text:span text:style-name="T15">одноместный</text:span> туалет типа «сортир». </text:p>
      <text:p text:style-name="P2">Дверь в не<text:span text:style-name="T15">м</text:span> отсутствовала, поэтому приближа<text:span text:style-name="T15">ться следовало с шумом</text:span> <text:span text:style-name="T15">и </text:span>пода<text:span text:style-name="T15">ва</text:span>ть голос, чтоб <text:span text:style-name="T15">не застукать </text:span>никого <text:s/>в позе орла на насесте. </text:p>
      <text:p text:style-name="P2">Из туалета открывался великолепный вид на водную гладь лимана и крутой противоположный бере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32:56.833932665</meta:creation-date>
    <dc:date>2017-03-02T19:33:03.08391943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6" meta:word-count="1093" meta:character-count="6934" meta:non-whitespace-character-count="5859"/>
    <meta:generator>LibreOffice/4.3.3.2$Linux_x86 LibreOffice_project/430m0$Build-2</meta:generator>
  </office:meta>
</office:document-meta>
</file>